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underover>
                <mo stretchy="false">∫</mo>
                <mrow>
                  <mo stretchy="false">−</mo>
                  <mn>5</mn>
                </mrow>
                <mn>5</mn>
              </munderover>
              <mrow>
                <mfrac>
                  <mn>4t</mn>
                  <mrow>
                    <mrow>
                      <mn>2</mn>
                      <mo stretchy="false">−</mo>
                      <mn>8t</mn>
                    </mrow>
                  </mrow>
                </mfrac>
              </mrow>
            </mrow>
            <mrow>
              <mi mathvariant="italic">dt</mi>
              <mo stretchy="false">=</mo>
              <mn>....</mn>
            </mrow>
          </mrow>
        </mtd>
      </mtr>
      <mtr>
        <mtd>
          <mrow>
            <mi mathvariant="italic">the</mi>
            <mi mathvariant="italic">function</mi>
            <mi mathvariant="italic">is</mi>
            <mi mathvariant="italic">not</mi>
            <mi mathvariant="italic">defined</mi>
            <mi mathvariant="italic">iin</mi>
          </mrow>
        </mtd>
      </mtr>
      <mtr>
        <mtd>
          <mrow>
            <mrow>
              <mi>t</mi>
              <mo stretchy="false">=</mo>
              <mfrac>
                <mrow>
                  <mo stretchy="false">±</mo>
                  <mn>1</mn>
                </mrow>
                <mn>2</mn>
              </mfrac>
            </mrow>
          </mrow>
        </mtd>
      </mtr>
      <mtr>
        <mtd>
          <mrow>
            <mfrac>
              <mrow>
                <mo stretchy="false">±</mo>
                <mn>1</mn>
              </mrow>
              <mn>2</mn>
            </mfrac>
            <mrow>
              <mi mathvariant="italic">is</mi>
              <mo stretchy="false">∈</mo>
              <mi mathvariant="italic">the</mi>
            </mrow>
            <mi mathvariant="italic">interval</mi>
            <mrow>
              <mo stretchy="false">[</mo>
              <mrow>
                <mrow>
                  <mo stretchy="false">−</mo>
                  <mn>5,</mn>
                </mrow>
                <mn>5</mn>
              </mrow>
              <mo stretchy="false">]</mo>
            </mrow>
          </mrow>
        </mtd>
      </mtr>
      <mtr>
        <mtd>
          <mrow>
            <mi mathvariant="italic">so</mi>
            <mi mathvariant="italic">that</mi>
            <mi mathvariant="italic">calculus</mi>
            <mi mathvariant="italic">is</mi>
          </mrow>
        </mtd>
      </mtr>
      <mtr>
        <mtd>
          <mrow>
            <mn>...............</mn>
          </mrow>
        </mtd>
      </mtr>
      <mtr>
        <mtd>
          <mrow>
            <mi mathvariant="italic">not</mi>
            <mi mathvariant="italic">possible</mi>
          </mrow>
        </mtd>
      </mtr>
      <mtr>
        <mtd>
          <mrow>
            <mn>...............</mn>
          </mrow>
        </mtd>
      </mtr>
    </mtable>
    <annotation encoding="StarMath 5.0">int from -5 to 5 {4t over {2 - 8t}} dt = .... newline
the function is not defined iin newline t = +- 1 over 2 newline
+- 1 over 2 is in the interval [-5, 5] newline
so that calculus is newline 
............... newline not possible
newline ...............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6:34:51</meta:creation-date>
    <meta:generator>LibreOffice/3.5$Linux_x86 LibreOffice_project/350m1$Build-2</meta:generator>
  </office:meta>
</office:document-meta>
</file>